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</style:style>
    <style:style style:name="T1" style:family="text">
      <style:text-properties officeooo:rsid="001a7e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 started on Mon Mar <text:s/>4 20:29:39 2019</text:p>
      <text:p text:style-name="P2">praveen@praveen$ cat Pag#ing.c </text:p>
      <text:p text:style-name="P2">#include&lt;stdio.h&gt;</text:p>
      <text:p text:style-name="P2">#include&lt;stdlib.h&gt;</text:p>
      <text:p text:style-name="P2">int pgsize, memsize;</text:p>
      <text:p text:style-name="P2">int nframes, nfree;</text:p>
      <text:p text:style-name="P2">int frames[100];</text:p>
      <text:p text:style-name="P2">typedef struct pagetable {</text:p>
      <text:p text:style-name="P2"><text:tab/>int pageno;</text:p>
      <text:p text:style-name="P2"><text:tab/>int frameno;</text:p>
      <text:p text:style-name="P2"><text:tab/>struct pagetable* next;</text:p>
      <text:p text:style-name="P2">}Pagetable;</text:p>
      <text:p text:style-name="P2">Pagetable* process[10];</text:p>
      <text:p text:style-name="P2">typedef struct freeframe {</text:p>
      <text:p text:style-name="P2"><text:tab/>int frameno;</text:p>
      <text:p text:style-name="P2"><text:tab/>struct freeframe* next;</text:p>
      <text:p text:style-name="P2">}Freeframe;</text:p>
      <text:p text:style-name="P2">Freeframe* fhead;</text:p>
      <text:p text:style-name="P2">void printtable(Pagetable *head)</text:p>
      <text:p text:style-name="P2">{</text:p>
      <text:p text:style-name="P2"><text:s text:c="2"/>for(Pagetable *temp = head; temp != NULL; temp = temp-&gt;next)</text:p>
      <text:p text:style-name="P2"><text:s text:c="4"/>printf("Page %d: Frame %d\n", temp-&gt;pageno, temp-&gt;frameno);</text:p>
      <text:p text:style-name="P2">}</text:p>
      <text:p text:style-name="P2">void allocate()</text:p>
      <text:p text:style-name="P2">{</text:p>
      <text:p text:style-name="P2"><text:tab/>int p, m, np;</text:p>
      <text:p text:style-name="P2"><text:tab/>Pagetable *head, *temp, *prev;</text:p>
      <text:p text:style-name="P2"><text:tab/>printf("Process ID: ");</text:p>
      <text:p text:style-name="P2"><text:tab/>scanf("%d", &amp;p);</text:p>
      <text:p text:style-name="P2"><text:tab/>printf("Memory required in KB: ");</text:p>
      <text:p text:style-name="P2"><text:tab/>scanf("%d", &amp;m);</text:p>
      <text:p text:style-name="P2"><text:tab/>np = m / pgsize;</text:p>
      <text:p text:style-name="P2"><text:tab/>if(m*1.0/pgsize &gt; np) np++; </text:p>
      <text:p text:style-name="P2"><text:tab/>printf("No. of pages = %d\n", np);</text:p>
      <text:p text:style-name="P2"><text:tab/>if(np &gt; nfree) {</text:p>
      <text:p text:style-name="P2"><text:tab/><text:tab/>printf("Not available!\n");</text:p>
      <text:p text:style-name="P2"><text:tab/><text:tab/>return;</text:p>
      <text:p text:style-name="P2"><text:tab/>}</text:p>
      <text:p text:style-name="P2"><text:tab/>for(int i = 0; i &lt; np; i++)</text:p>
      <text:p text:style-name="P2"><text:tab/>{</text:p>
      <text:p text:style-name="P2"><text:tab/><text:tab/>temp = (Pagetable*)malloc(sizeof(Pagetable));<text:tab/><text:tab/></text:p>
      <text:p text:style-name="P2"><text:tab/><text:tab/>temp-&gt;pageno = i;</text:p>
      <text:p text:style-name="P2"><text:tab/><text:tab/>temp-&gt;frameno = fhead-&gt;frameno;</text:p>
      <text:p text:style-name="P2"><text:tab/><text:tab/>temp-&gt;next = NULL;</text:p>
      <text:p text:style-name="P2"><text:tab/><text:tab/>Freeframe* t = fhead;</text:p>
      <text:p text:style-name="P2"><text:tab/><text:tab/>fhead = fhead-&gt;next;</text:p>
      <text:p text:style-name="P2"/>
      <text:p text:style-name="P2"/>
      <text:p text:style-name="P2"><text:tab/><text:tab/>free(t);</text:p>
      <text:p text:style-name="P2"><text:tab/><text:tab/>nfree--;</text:p>
      <text:p text:style-name="P2"><text:tab/><text:tab/>if(i == 0) head = temp;</text:p>
      <text:p text:style-name="P2"><text:soft-page-break/><text:tab/><text:tab/>else prev-&gt;next = temp;</text:p>
      <text:p text:style-name="P2"><text:tab/><text:tab/>prev = temp;</text:p>
      <text:p text:style-name="P2"><text:tab/>}</text:p>
      <text:p text:style-name="P2"><text:tab/>process[p] = head;</text:p>
      <text:p text:style-name="P2"><text:tab/>printtable(process[p]);</text:p>
      <text:p text:style-name="P2">}</text:p>
      <text:p text:style-name="P2">void deallocate()</text:p>
      <text:p text:style-name="P2">{</text:p>
      <text:p text:style-name="P2"><text:tab/>int p;</text:p>
      <text:p text:style-name="P2"><text:tab/>printf("PID: ");</text:p>
      <text:p text:style-name="P2"><text:tab/>scanf("%d", &amp;p);</text:p>
      <text:p text:style-name="P2"><text:tab/>Pagetable *pd, *t, *d;</text:p>
      <text:p text:style-name="P2"><text:tab/>int f;</text:p>
      <text:p text:style-name="P2"><text:tab/>Freeframe *pf, *tf;</text:p>
      <text:p text:style-name="P2"><text:s text:c="4"/>pf = fhead;</text:p>
      <text:p text:style-name="P2"><text:tab/>if(fhead != NULL) for(; pf-&gt;next != NULL; pf = pf-&gt;next);</text:p>
      <text:p text:style-name="P2"><text:tab/>pd = process[p];</text:p>
      <text:p text:style-name="P2"><text:tab/>if(process[p] == NULL) {</text:p>
      <text:p text:style-name="P2"><text:tab/><text:tab/>printf("Not allocated!\n");</text:p>
      <text:p text:style-name="P2"><text:tab/><text:tab/>return;</text:p>
      <text:p text:style-name="P2"><text:tab/>}</text:p>
      <text:p text:style-name="P2"><text:tab/>for(t = pd; t != NULL;)</text:p>
      <text:p text:style-name="P2"><text:tab/>{</text:p>
      <text:p text:style-name="P2"><text:tab/><text:tab/>d = t;</text:p>
      <text:p text:style-name="P2"><text:tab/><text:tab/>f = d-&gt;frameno;</text:p>
      <text:p text:style-name="P2"><text:tab/><text:tab/>tf = (Freeframe*)malloc(sizeof(Freeframe));</text:p>
      <text:p text:style-name="P2"><text:tab/><text:tab/>tf-&gt;frameno = f;</text:p>
      <text:p text:style-name="P2"><text:tab/><text:tab/>tf-&gt;next = NULL;</text:p>
      <text:p text:style-name="P2"><text:s text:c="8"/>if(pf != NULL) {</text:p>
      <text:p text:style-name="P2"><text:s text:c="12"/>pf-&gt;next = tf;</text:p>
      <text:p text:style-name="P2"><text:s text:c="12"/>pf = tf;</text:p>
      <text:p text:style-name="P2"><text:s text:c="8"/>}</text:p>
      <text:p text:style-name="P2"><text:s text:c="8"/>else {</text:p>
      <text:p text:style-name="P2"><text:s text:c="12"/>pf = tf;</text:p>
      <text:p text:style-name="P2"><text:s text:c="12"/>fhead = pf;</text:p>
      <text:p text:style-name="P2"><text:s text:c="8"/>}</text:p>
      <text:p text:style-name="P2"><text:tab/><text:tab/>t = t-&gt;next;</text:p>
      <text:p text:style-name="P2"><text:s text:c="8"/>nfree++;</text:p>
      <text:p text:style-name="P2"><text:tab/><text:tab/>free(d);</text:p>
      <text:p text:style-name="P2"><text:tab/>}</text:p>
      <text:p text:style-name="P2"><text:tab/>process[p] = NULL;</text:p>
      <text:p text:style-name="P2"><text:tab/>printf("Deallocated!\n");</text:p>
      <text:p text:style-name="P2">}</text:p>
      <text:p text:style-name="P2">void showtables()</text:p>
      <text:p text:style-name="P2">{</text:p>
      <text:p text:style-name="P2"><text:tab/>for(int i = 0; i &lt; 10; i++) {</text:p>
      <text:p text:style-name="P2"><text:s text:c="8"/>if(process[i] != NULL) printf("PID: %d\n", i);</text:p>
      <text:p text:style-name="P2"><text:s text:c="8"/>printtable(process[i]);</text:p>
      <text:p text:style-name="P2"><text:tab/><text:tab/>if(process[i] != NULL) printf("\n");</text:p>
      <text:p text:style-name="P2"><text:tab/>}</text:p>
      <text:p text:style-name="P2">}</text:p>
      <text:p text:style-name="P2"><text:soft-page-break/>void addressmap()</text:p>
      <text:p text:style-name="P2">{</text:p>
      <text:p text:style-name="P2"><text:tab/>int p, la, pn, fn, o, pa;</text:p>
      <text:p text:style-name="P2"><text:tab/>printf("PID: ");</text:p>
      <text:p text:style-name="P2"><text:tab/>scanf("%d", &amp;p);</text:p>
      <text:p text:style-name="P2"><text:tab/>printf("Logical address: ");</text:p>
      <text:p text:style-name="P2"><text:tab/>scanf("%d", &amp;la);</text:p>
      <text:p text:style-name="P2"><text:tab/>pn = la / pgsize;</text:p>
      <text:p text:style-name="P2"><text:tab/>o = la % pgsize;</text:p>
      <text:p text:style-name="P2"><text:tab/>Pagetable *h = process[p], *t;</text:p>
      <text:p text:style-name="P2"><text:tab/>t = h;</text:p>
      <text:p text:style-name="P2"><text:tab/>for(int i = 0; i &lt; pn; i++)</text:p>
      <text:p text:style-name="P2"><text:tab/>{</text:p>
      <text:p text:style-name="P2"><text:tab/><text:tab/>t = t-&gt;next;</text:p>
      <text:p text:style-name="P2"><text:tab/>}</text:p>
      <text:p text:style-name="P2"><text:tab/>fn = t-&gt;frameno;</text:p>
      <text:p text:style-name="P2"><text:tab/>pa = fn * pgsize + o;</text:p>
      <text:p text:style-name="P2"><text:tab/>printf("Physical address: %d\n", pa);</text:p>
      <text:p text:style-name="P2">}</text:p>
      <text:p text:style-name="P2">void showfree()</text:p>
      <text:p text:style-name="P2">{</text:p>
      <text:p text:style-name="P2"><text:s text:c="2"/>for(Freeframe *temp = fhead; temp != NULL; temp = temp-&gt;next)</text:p>
      <text:p text:style-name="P2"><text:s text:c="4"/>printf("%d ", temp-&gt;frameno);</text:p>
      <text:p text:style-name="P2"><text:s text:c="2"/>printf("\n");</text:p>
      <text:p text:style-name="P2">}</text:p>
      <text:p text:style-name="P2">int main()</text:p>
      <text:p text:style-name="P2">{</text:p>
      <text:p text:style-name="P2"><text:tab/>Freeframe *temp, *prev;<text:tab/></text:p>
      <text:p text:style-name="P2"><text:tab/>printf("Total physical memory in KB: ");</text:p>
      <text:p text:style-name="P2"><text:tab/>scanf("%d", &amp;memsize);</text:p>
      <text:p text:style-name="P2"><text:tab/>printf("Page size in KB: ");</text:p>
      <text:p text:style-name="P2"><text:tab/>scanf("%d", &amp;pgsize);</text:p>
      <text:p text:style-name="P2"><text:tab/>nframes = memsize / pgsize;</text:p>
      <text:p text:style-name="P2"><text:tab/>printf("No. of frames = %d\n", nframes);</text:p>
      <text:p text:style-name="P2"><text:tab/>for(int i = 0; i &lt; nframes/2; i++) {</text:p>
      <text:p text:style-name="P2"><text:tab/><text:tab/>int fr = random()%nframes;<text:tab/><text:tab/></text:p>
      <text:p text:style-name="P2"><text:s text:c="8"/>if(frames[fr] != 1) {</text:p>
      <text:p text:style-name="P2"><text:s text:c="12"/>frames[fr] = 1;</text:p>
      <text:p text:style-name="P2"><text:s text:c="12"/>nfree++;</text:p>
      <text:p text:style-name="P2"><text:s text:c="12"/>temp = (Freeframe*)malloc(sizeof(Freeframe));</text:p>
      <text:p text:style-name="P2"><text:s text:c="12"/>temp-&gt;frameno = fr;</text:p>
      <text:p text:style-name="P2"><text:s text:c="12"/>temp-&gt;next = NULL;</text:p>
      <text:p text:style-name="P2"><text:s text:c="12"/>if(nfree == 1) fhead = temp;</text:p>
      <text:p text:style-name="P2"><text:s text:c="12"/>else prev-&gt;next = temp;</text:p>
      <text:p text:style-name="P2"><text:s text:c="12"/>prev = temp;</text:p>
      <text:p text:style-name="P2"><text:s text:c="8"/>}</text:p>
      <text:p text:style-name="P2"><text:s text:c="8"/>else i--;</text:p>
      <text:p text:style-name="P2"><text:tab/>}</text:p>
      <text:p text:style-name="P2"><text:tab/>int ch = 0;</text:p>
      <text:p text:style-name="P2"><text:tab/>do {</text:p>
      <text:p text:style-name="P2"><text:soft-page-break/><text:tab/><text:tab/>printf("1. Process Request 2. Deallocate 3. Show all Page Tables 4. Show all Free Frames 5. Address Mapping 6. Exit\nChoice: ");</text:p>
      <text:p text:style-name="P2"><text:tab/><text:tab/>scanf("%d", &amp;ch);</text:p>
      <text:p text:style-name="P2"><text:tab/><text:tab/>switch(ch) {</text:p>
      <text:p text:style-name="P2"><text:tab/><text:tab/><text:tab/>case 1: allocate(); break;</text:p>
      <text:p text:style-name="P2"><text:tab/><text:tab/><text:tab/>case 2: deallocate(); break;</text:p>
      <text:p text:style-name="P2"><text:tab/><text:tab/><text:tab/>case 3: showtables(); break;</text:p>
      <text:p text:style-name="P2"><text:tab/><text:tab/><text:tab/>case 4: showfree(); break;</text:p>
      <text:p text:style-name="P2"><text:tab/><text:tab/><text:tab/>case 5: addressmap(); break;</text:p>
      <text:p text:style-name="P2"><text:tab/><text:tab/><text:tab/>case 6: exit(0);</text:p>
      <text:p text:style-name="P2"><text:tab/><text:tab/>}</text:p>
      <text:p text:style-name="P2"><text:tab/>}while(1);</text:p>
      <text:p text:style-name="P2"><text:tab/>return 0;</text:p>
      <text:p text:style-name="P2">}</text:p>
      <text:p text:style-name="P2"><text:span text:style-name="T1">praveen@praveen</text:span>$ gcc P#aging.c -o P#aging</text:p>
      <text:p text:style-name="P2"><text:span text:style-name="T1">praveen@praveen</text:span>$ ./P#aging</text:p>
      <text:p text:style-name="P2">Total physical memory in KB: 20</text:p>
      <text:p text:style-name="P2">Page size in KB: 2</text:p>
      <text:p text:style-name="P2">No. of frames = 10</text:p>
      <text:p text:style-name="P2">1. Process Request 2. Deallocate 3. Show all Page Tables 4. Show all Free Frames 5. Address Mapping 6. Exit</text:p>
      <text:p text:style-name="P2">Choice: 1</text:p>
      <text:p text:style-name="P2">Process ID: 1</text:p>
      <text:p text:style-name="P2">Memory required in KB: 5</text:p>
      <text:p text:style-name="P2">No. of pages = 3</text:p>
      <text:p text:style-name="P2">Page 0: Frame 3</text:p>
      <text:p text:style-name="P2">Page 1: Frame 6</text:p>
      <text:p text:style-name="P2">Page 2: Frame 7</text:p>
      <text:p text:style-name="P2">1. Process Request 2. Deallocate 3. Show all Page Tables 4. Show all Free Frames 5. Address Mapping 6. Exit</text:p>
      <text:p text:style-name="P2">Choice: 4</text:p>
      <text:p text:style-name="P2">5 2 </text:p>
      <text:p text:style-name="P2">1. Process Request 2. Deallocate 3. Show all Page Tables 4. Show all Free Frames 5. Address Mapping 6. Exit</text:p>
      <text:p text:style-name="P2">Choice: 1</text:p>
      <text:p text:style-name="P2">Process ID: 2</text:p>
      <text:p text:style-name="P2">Memory required in KB: 4</text:p>
      <text:p text:style-name="P2">No. of pages = 2</text:p>
      <text:p text:style-name="P2">Page 0: Frame 5</text:p>
      <text:p text:style-name="P2">Page 1: Frame 2</text:p>
      <text:p text:style-name="P2">1. Process Request 2. Deallocate 3. Show all Page Tables 4. Show all Free Frames 5. Address Mapping 6. Exit</text:p>
      <text:p text:style-name="P2">Choice: 4</text:p>
      <text:p text:style-name="P2"/>
      <text:p text:style-name="P2">1. Process Request 2. Deallocate 3. Show all Page Tables 4. Show all Free Frames 5. Address Mapping 6. Exit</text:p>
      <text:p text:style-name="P2">Choice: 2</text:p>
      <text:p text:style-name="P2">PID: 2</text:p>
      <text:p text:style-name="P2">Deallocated!</text:p>
      <text:p text:style-name="P2">1. Process Request 2. Deallocate 3. Show all Page Tables 4. Show all Free Frames 5. Address Mapping 6. Exit</text:p>
      <text:p text:style-name="P2"><text:soft-page-break/>Choice: 4</text:p>
      <text:p text:style-name="P2">5 2 </text:p>
      <text:p text:style-name="P2">1. Process Request 2. Deallocate 3. Show all Page Tables 4. Show all Free Frames 5. Address Mapping 6. Exit</text:p>
      <text:p text:style-name="P2">Choice: 1</text:p>
      <text:p text:style-name="P2">Process ID: 3</text:p>
      <text:p text:style-name="P2">Memory required in KB: 1</text:p>
      <text:p text:style-name="P2">No. of pages = 1</text:p>
      <text:p text:style-name="P2">Page 0: Frame 5</text:p>
      <text:p text:style-name="P2">1. Process Request 2. Deallocate 3. Show all Page Tables 4. Show all Free Frames 5. Address Mapping 6. Exit</text:p>
      <text:p text:style-name="P2">Choice: 3</text:p>
      <text:p text:style-name="P2">PID: 1</text:p>
      <text:p text:style-name="P2">Page 0: Frame 3</text:p>
      <text:p text:style-name="P2">Page 1: Frame 6</text:p>
      <text:p text:style-name="P2">Page 2: Frame 7</text:p>
      <text:p text:style-name="P2"/>
      <text:p text:style-name="P2">PID: 3</text:p>
      <text:p text:style-name="P2">Page 0: Frame 5</text:p>
      <text:p text:style-name="P2"/>
      <text:p text:style-name="P2">1. Process Request 2. Deallocate 3. Show all Page Tables 4. Show all Free Frames 5. Address Mapping 6. Exit</text:p>
      <text:p text:style-name="P2">Choice: 4</text:p>
      <text:p text:style-name="P2">2 </text:p>
      <text:p text:style-name="P2">1. Process Request 2. Deallocate 3. Show all Page Tables 4. Show all Free Frames 5. Address Mapping 6. Exit</text:p>
      <text:p text:style-name="P2">Choice: 5</text:p>
      <text:p text:style-name="P2">PID: 1</text:p>
      <text:p text:style-name="P2">Logical address: 2048</text:p>
      <text:p text:style-name="P2">Physical address: 12288</text:p>
      <text:p text:style-name="P2">1. Process Request 2. Deallocate 3. Show all Page Tables 4. Show all Free Frames 5. Address Mapping 6. Exit</text:p>
      <text:p text:style-name="P2">Choice: 6</text:p>
      <text:p text:style-name="P2"><text:span text:style-name="T1">praveen@praveen</text:span>$ exit</text:p>
      <text:p text:style-name="P2">exit</text:p>
      <text:p text:style-name="P2"/>
      <text:p text:style-name="P2">Script done on Mon Mar <text:s/>4 20:31:24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67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7:06:43.560215053</meta:creation-date>
    <dc:date>2019-03-10T17:08:45.838866665</dc:date>
    <meta:editing-duration>PT2M2S</meta:editing-duration>
    <meta:editing-cycles>1</meta:editing-cycles>
    <meta:document-statistic meta:table-count="0" meta:image-count="0" meta:object-count="0" meta:page-count="5" meta:paragraph-count="222" meta:word-count="881" meta:character-count="5249" meta:non-whitespace-character-count="4196"/>
    <meta:generator>LibreOffice/6.0.7.3$Linux_X86_64 LibreOffice_project/00m0$Build-3</meta:generator>
  </office:meta>
</office:document-meta>
</file>